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/>
      <style:text-properties fo:color="#2a2a2a" loext:opacity="100%" fo:font-size="14pt" style:font-size-asian="14pt" style:font-size-complex="14pt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margin-left="0cm" fo:margin-right="0cm" fo:line-height="150%" fo:text-indent="0cm" style:auto-text-indent="false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margin-left="0cm" fo:margin-right="0cm" fo:line-height="150%" fo:text-indent="0cm" style:auto-text-indent="false"/>
      <style:text-properties fo:color="#2a2a2a" loext:opacity="100%"/>
    </style:style>
    <style:style style:name="P6" style:family="paragraph" style:parent-style-name="Standard">
      <style:paragraph-properties fo:line-height="150%"/>
      <style:text-properties fo:color="#2a2a2a" loext:opacity="100%"/>
    </style:style>
    <style:style style:name="P7" style:family="paragraph" style:parent-style-name="Standard">
      <style:text-properties fo:font-size="20pt" fo:font-weight="bold" officeooo:rsid="0012a0c7" officeooo:paragraph-rsid="0012a0c7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15pt" fo:font-weight="bold" officeooo:rsid="0012a0c7" officeooo:paragraph-rsid="0012a0c7" style:font-size-asian="15pt" style:font-weight-asian="bold" style:font-size-complex="15pt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ancing Queen</text:p>
      <text:p text:style-name="P8">ABBA</text:p>
      <text:p text:style-name="Standard"/>
      <text:section text:style-name="Sect1" text:name="Seção1">
        <text:p text:style-name="P5">You can dance, you can jive</text:p>
        <text:p text:style-name="P6">Having the time of your life</text:p>
        <text:p text:style-name="P6">Ooh, see that girl, watch that scene</text:p>
        <text:p text:style-name="P6">Digging the dancing queen</text:p>
        <text:p text:style-name="P2"/>
        <text:p text:style-name="P6">Friday night and the lights are low</text:p>
        <text:p text:style-name="P6">Looking out for a place to go</text:p>
        <text:p text:style-name="P6">Where they play the right music</text:p>
        <text:p text:style-name="P6">Getting in the swing</text:p>
        <text:p text:style-name="P6">You come to look for a king</text:p>
        <text:p text:style-name="P2"/>
        <text:p text:style-name="P6">Anybody could be that guy</text:p>
        <text:p text:style-name="P6">Night is young and the music's high</text:p>
        <text:p text:style-name="P6">With a bit of rock music</text:p>
        <text:p text:style-name="P6">Everything is fine</text:p>
        <text:p text:style-name="P6">You're in the mood for a dance</text:p>
        <text:p text:style-name="P6">And when you get the chance</text:p>
        <text:p text:style-name="P2"/>
        <text:p text:style-name="P6">You are the dancing queen</text:p>
        <text:p text:style-name="P6">Young and sweet, only seventeen</text:p>
        <text:p text:style-name="P6">Dancing queen</text:p>
        <text:p text:style-name="P6">Feel the beat from the tambourine, oh, yeah</text:p>
        <text:p text:style-name="P2"/>
        <text:p text:style-name="P6">You can dance, you can jive</text:p>
        <text:p text:style-name="P6">Having the time of your life</text:p>
        <text:p text:style-name="P5">Ooh, see that girl, watch that scene</text:p>
        <text:p text:style-name="P6">Digging the dancing queen</text:p>
        <text:p text:style-name="P2"/>
        <text:p text:style-name="P6">You're a teaser, you turn them on</text:p>
        <text:p text:style-name="P6">Leave them burning and then you are gone</text:p>
        <text:p text:style-name="P6">Looking out for another, anyone will do</text:p>
        <text:p text:style-name="P6">You're in the mood for a dance</text:p>
        <text:p text:style-name="P6">And when you get the chance</text:p>
        <text:p text:style-name="P2"/>
        <text:p text:style-name="P6">You are the dancing queen</text:p>
        <text:p text:style-name="P6">Young and sweet, only seventeen</text:p>
        <text:p text:style-name="P6">Dancing queen</text:p>
        <text:p text:style-name="P6">Feel the beat from the tambourine, oh, yeah</text:p>
        <text:p text:style-name="P6">You can dance, you can jive</text:p>
        <text:p text:style-name="P6">Having the time of your life</text:p>
        <text:p text:style-name="P6">Ooh, see that girl, watch that scene</text:p>
        <text:p text:style-name="P6">Digging the dancing queen</text:p>
        <text:p text:style-name="P6">Digging the dancing queen</text:p>
        <text:p text:style-name="P3"/>
        <text:p text:style-name="P3"/>
        <text:p text:style-name="P1"/>
      </text:section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23:28:40.575299454</meta:creation-date>
    <dc:date>2025-06-13T12:25:52.420646951</dc:date>
    <meta:editing-duration>PT26M56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1" meta:paragraph-count="39" meta:word-count="216" meta:character-count="1084" meta:non-whitespace-character-count="907"/>
  </office:meta>
</office:document-meta>
</file>